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3.4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0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l.No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TCP/UDP</text:p>
          </table:table-cell>
          <table:table-cell table:style-name="ce1" office:value-type="string">
            <text:p>Dataloss</text:p>
          </table:table-cell>
          <table:table-cell table:style-name="ce1" office:value-type="string">
            <text:p>Delay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VideoStreaming</text:p>
          </table:table-cell>
          <table:table-cell office:value-type="string">
            <text:p>UDP</text:p>
          </table:table-cell>
          <table:table-cell office:value-type="string">
            <text:p>Acceptable(few Frames)</text:p>
          </table:table-cell>
          <table:table-cell office:value-type="string">
            <text:p>Sensitive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Games</text:p>
          </table:table-cell>
          <table:table-cell office:value-type="string">
            <text:p>UDP</text:p>
          </table:table-cell>
          <table:table-cell office:value-type="string">
            <text:p>Acceptable(Minor)</text:p>
          </table:table-cell>
          <table:table-cell office:value-type="string">
            <text:p>Sensitive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DNS Lookup</text:p>
          </table:table-cell>
          <table:table-cell office:value-type="string">
            <text:p>UDP</text:p>
          </table:table-cell>
          <table:table-cell office:value-type="string">
            <text:p>Acceptable</text:p>
          </table:table-cell>
          <table:table-cell office:value-type="string">
            <text:p>Sensitive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FTP</text:p>
          </table:table-cell>
          <table:table-cell office:value-type="string">
            <text:p>TCP</text:p>
          </table:table-cell>
          <table:table-cell office:value-type="string">
            <text:p>Not Acceptable</text:p>
          </table:table-cell>
          <table:table-cell office:value-type="string">
            <text:p>Insesitive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Bit Torrent</text:p>
          </table:table-cell>
          <table:table-cell office:value-type="string">
            <text:p>TCP</text:p>
          </table:table-cell>
          <table:table-cell office:value-type="string">
            <text:p>Not Acceptable</text:p>
          </table:table-cell>
          <table:table-cell office:value-type="string">
            <text:p>Insesitive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HTTP</text:p>
          </table:table-cell>
          <table:table-cell office:value-type="string">
            <text:p>TCP</text:p>
          </table:table-cell>
          <table:table-cell office:value-type="string">
            <text:p>Not Acceptable</text:p>
          </table:table-cell>
          <table:table-cell office:value-type="string">
            <text:p>Insesitive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Instant Messaging</text:p>
          </table:table-cell>
          <table:table-cell office:value-type="string">
            <text:p>UDP</text:p>
          </table:table-cell>
          <table:table-cell office:value-type="string">
            <text:p>Acceptable</text:p>
          </table:table-cell>
          <table:table-cell office:value-type="string">
            <text:p>Sensitive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Online Banking Applications</text:p>
          </table:table-cell>
          <table:table-cell office:value-type="string">
            <text:p>TCP</text:p>
          </table:table-cell>
          <table:table-cell office:value-type="string">
            <text:p>Not Acceptable</text:p>
          </table:table-cell>
          <table:table-cell office:value-type="string">
            <text:p>Insesitive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Chat</text:p>
          </table:table-cell>
          <table:table-cell office:value-type="string">
            <text:p>TCP</text:p>
          </table:table-cell>
          <table:table-cell office:value-type="string">
            <text:p>Not Acceptable</text:p>
          </table:table-cell>
          <table:table-cell office:value-type="string">
            <text:p>Sensitive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Email</text:p>
          </table:table-cell>
          <table:table-cell office:value-type="string">
            <text:p>TCP</text:p>
          </table:table-cell>
          <table:table-cell office:value-type="string">
            <text:p>Not Acceptable</text:p>
          </table:table-cell>
          <table:table-cell office:value-type="string">
            <text:p>Insesitive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22:35:30</meta:creation-date>
    <dc:date>2013-07-30T22:48:57</dc:date>
    <meta:editing-duration>P0D</meta:editing-duration>
    <meta:editing-cycles>1</meta:editing-cycles>
    <meta:document-statistic meta:table-count="3" meta:cell-count="55" meta:object-count="0"/>
    <meta:generator>LibreOffice/3.5$Linux_x86 LibreOffice_project/350m1$Build-2</meta:generator>
  </office:meta>
</office:document-meta>
</file>